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2pt" style:text-underline-style="none" fo:font-weight="normal" officeooo:rsid="0005bdab" officeooo:paragraph-rsid="0018cf52"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Calibri" fo:font-size="12pt" style:text-underline-style="none" fo:font-weight="normal" officeooo:rsid="0028b5ad" officeooo:paragraph-rsid="0018cf5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style:text-underline-style="none" fo:font-weight="normal" officeooo:rsid="0028b5ad" officeooo:paragraph-rsid="0019766b"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style:text-underline-style="none" fo:font-weight="normal" officeooo:rsid="0028b5ad" officeooo:paragraph-rsid="001a74b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style:text-underline-style="none" fo:font-weight="normal" officeooo:rsid="0028b5ad" officeooo:paragraph-rsid="001dde7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style:text-underline-style="none" fo:font-weight="normal" officeooo:rsid="0028b5ad" officeooo:paragraph-rsid="003e698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2pt" style:text-underline-style="none" fo:font-weight="normal" officeooo:rsid="0028b5ad" officeooo:paragraph-rsid="001ed3c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2pt" style:text-underline-style="none" fo:font-weight="normal" officeooo:rsid="002d2114" officeooo:paragraph-rsid="0018cf52"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Calibri" fo:font-size="12pt" style:text-underline-style="none" fo:font-weight="normal" officeooo:rsid="0019766b" officeooo:paragraph-rsid="001dde70"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Calibri" fo:font-size="12pt" style:text-underline-style="none" fo:font-weight="normal" officeooo:rsid="0019766b" officeooo:paragraph-rsid="001ed3c0"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style:text-underline-style="none" fo:font-weight="normal" officeooo:rsid="0019766b" officeooo:paragraph-rsid="002226c1"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style:text-underline-style="none" fo:font-weight="normal" officeooo:rsid="0019766b" officeooo:paragraph-rsid="003e698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style:text-underline-style="none" fo:font-weight="bold" officeooo:rsid="0028b5ad" officeooo:paragraph-rsid="0018cf52"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Calibri" fo:font-size="12pt" style:text-underline-style="none" fo:font-weight="bold" officeooo:rsid="0028b5ad" officeooo:paragraph-rsid="0019766b"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Calibri" fo:font-size="12pt" style:text-underline-style="none" fo:font-weight="bold" officeooo:rsid="0028b5ad" officeooo:paragraph-rsid="001a74be"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Calibri" fo:font-size="12pt" style:text-underline-style="none" fo:font-weight="bold" officeooo:rsid="0028b5ad" officeooo:paragraph-rsid="001dde70"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Calibri" fo:font-size="12pt" style:text-underline-style="none" fo:font-weight="bold" officeooo:rsid="0028b5ad" officeooo:paragraph-rsid="001ed3c0"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Calibri" fo:font-size="12pt" style:text-underline-style="none" fo:font-weight="bold" officeooo:rsid="0028b5ad" officeooo:paragraph-rsid="003e698c"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2d2114" officeooo:paragraph-rsid="0018cf52"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ad50a" officeooo:paragraph-rsid="0019766b" style:font-size-asian="12pt" style:font-weight-asian="bold" style:font-size-complex="12pt" style:font-weight-complex="bold"/>
    </style:style>
    <style:style style:name="P21" style:family="paragraph" style:parent-style-name="Standard">
      <style:text-properties style:font-name="Calibri" fo:font-size="12pt" style:text-underline-style="solid" style:text-underline-width="auto" style:text-underline-color="font-color" fo:font-weight="bold" officeooo:rsid="002ad50a" officeooo:paragraph-rsid="002c107d"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Calibri" fo:font-size="12pt" style:text-underline-style="solid" style:text-underline-width="auto" style:text-underline-color="font-color" fo:font-weight="bold" officeooo:rsid="002ad50a" officeooo:paragraph-rsid="0030d2ce"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c1a3f" officeooo:paragraph-rsid="001a74be"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18cf5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19766b" style:font-size-asian="12pt" style:font-weight-asian="normal" style:font-size-complex="12pt" style:font-weight-complex="normal"/>
    </style:style>
    <style:style style:name="P26" style:family="paragraph" style:parent-style-name="Standard">
      <style:text-properties style:font-name="Calibri" fo:font-size="12pt" fo:language="en" fo:country="IN" style:text-underline-style="none" fo:font-weight="normal" officeooo:rsid="002e0cd2" officeooo:paragraph-rsid="0018cf52"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libri" fo:font-size="12pt" fo:language="en" fo:country="IN" style:text-underline-style="none" fo:font-weight="normal" officeooo:rsid="002e0cd2" officeooo:paragraph-rsid="0019766b"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alibri" fo:font-size="12pt" fo:language="en" fo:country="IN" style:text-underline-style="none" fo:font-weight="normal" officeooo:rsid="002e0cd2" officeooo:paragraph-rsid="003e698c"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Calibri" fo:font-size="12pt" fo:language="en" fo:country="IN" style:text-underline-style="none" fo:font-weight="normal" officeooo:rsid="002e0cd2" officeooo:paragraph-rsid="002226c1" style:font-size-asian="12pt" style:font-weight-asian="normal" style:font-size-complex="12pt" style:font-weight-complex="normal"/>
    </style:style>
    <style:style style:name="P30" style:family="paragraph" style:parent-style-name="Standard">
      <style:text-properties style:font-name="Calibri" fo:font-size="12pt" fo:language="en" fo:country="IN" style:text-underline-style="none" fo:font-weight="normal" officeooo:rsid="002e0cd2" officeooo:paragraph-rsid="002226c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fo:font-size="12pt" fo:language="en" fo:country="IN" style:text-underline-style="none" fo:font-weight="normal" officeooo:rsid="001b7ea4" officeooo:paragraph-rsid="002c107d" style:font-size-asian="12pt" style:font-weight-asian="normal" style:font-size-complex="12pt" style:font-weight-complex="normal"/>
    </style:style>
    <style:style style:name="P32" style:family="paragraph" style:parent-style-name="Standard">
      <style:text-properties style:font-name="Calibri" fo:font-size="12pt" fo:language="en" fo:country="IN" style:text-underline-style="none" fo:font-weight="normal" officeooo:rsid="001b7ea4" officeooo:paragraph-rsid="002c107d" style:font-size-asian="12pt" style:font-weight-asian="normal" style:font-size-complex="12pt" style:font-weight-complex="normal"/>
    </style:style>
    <style:style style:name="P33" style:family="paragraph" style:parent-style-name="Standard">
      <style:text-properties style:font-name="Calibri" fo:font-size="12pt" fo:language="en" fo:country="IN" style:text-underline-style="none" fo:font-weight="normal" officeooo:rsid="001b7ea4" officeooo:paragraph-rsid="001b7ea4" style:font-size-asian="12pt" style:font-weight-asian="normal" style:font-size-complex="12pt" style:font-weight-complex="normal"/>
    </style:style>
    <style:style style:name="P34" style:family="paragraph" style:parent-style-name="Standard">
      <style:text-properties style:font-name="Calibri" fo:font-size="12pt" fo:language="en" fo:country="IN" style:text-underline-style="none" fo:font-weight="normal" officeooo:rsid="001b7ea4" officeooo:paragraph-rsid="001dde70" style:font-size-asian="12pt" style:font-weight-asian="normal" style:font-size-complex="12pt" style:font-weight-complex="normal"/>
    </style:style>
    <style:style style:name="P35" style:family="paragraph" style:parent-style-name="Standard">
      <style:text-properties style:font-name="Calibri" fo:font-size="12pt" fo:language="en" fo:country="IN" style:text-underline-style="none" fo:font-weight="normal" officeooo:rsid="001b7ea4" officeooo:paragraph-rsid="001ed3c0" style:font-size-asian="12pt" style:font-weight-asian="normal" style:font-size-complex="12pt" style:font-weight-complex="normal"/>
    </style:style>
    <style:style style:name="P36" style:family="paragraph" style:parent-style-name="Standard">
      <style:text-properties style:font-name="Calibri" fo:font-size="12pt" fo:language="en" fo:country="IN" style:text-underline-style="none" fo:font-weight="normal" officeooo:rsid="001b7ea4" officeooo:paragraph-rsid="002226c1"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alibri" fo:font-size="12pt" fo:language="en" fo:country="IN" style:text-underline-style="none" fo:font-weight="normal" officeooo:rsid="0030d2ce" officeooo:paragraph-rsid="0030d2c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alibri" fo:font-size="12pt" fo:language="en" fo:country="IN" style:text-underline-style="none" fo:font-weight="bold" officeooo:rsid="0030d2ce" officeooo:paragraph-rsid="0030d2ce" style:font-size-asian="12pt" style:font-weight-asian="bold" style:font-size-complex="12pt" style:font-weight-complex="bold"/>
    </style:style>
    <style:style style:name="P39"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8cf52" style:font-size-asian="12pt" style:font-weight-asian="bold" style:font-size-complex="12pt" style:font-weight-complex="bold"/>
    </style:style>
    <style:style style:name="P40"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9766b" style:font-size-asian="12pt" style:font-weight-asian="bold" style:font-size-complex="12pt" style:font-weight-complex="bold"/>
    </style:style>
    <style:style style:name="P41"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a74be" style:font-size-asian="12pt" style:font-weight-asian="bold" style:font-size-complex="12pt" style:font-weight-complex="bold"/>
    </style:style>
    <style:style style:name="P42"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dde70" style:font-size-asian="12pt" style:font-weight-asian="bold" style:font-size-complex="12pt" style:font-weight-complex="bold"/>
    </style:style>
    <style:style style:name="P43"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ed3c0" style:font-size-asian="12pt" style:font-weight-asian="bold" style:font-size-complex="12pt" style:font-weight-complex="bold"/>
    </style:style>
    <style:style style:name="P44"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2226c1" style:font-size-asian="12pt" style:font-weight-asian="bold" style:font-size-complex="12pt" style:font-weight-complex="bold"/>
    </style:style>
    <style:style style:name="P45"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3e698c" style:font-size-asian="12pt" style:font-weight-asian="bold" style:font-size-complex="12pt" style:font-weight-complex="bold"/>
    </style:style>
    <style:style style:name="T1" style:family="text">
      <style:text-properties officeooo:rsid="0023e7cd"/>
    </style:style>
    <style:style style:name="T2" style:family="text">
      <style:text-properties style:text-underline-style="solid" style:text-underline-width="auto" style:text-underline-color="font-color" fo:font-weight="bold" officeooo:rsid="002ad50a" style:font-weight-asian="bold" style:font-weight-complex="bold"/>
    </style:style>
    <style:style style:name="T3" style:family="text">
      <style:text-properties style:text-underline-style="solid" style:text-underline-width="auto" style:text-underline-color="font-color" officeooo:rsid="002c1a3f"/>
    </style:style>
    <style:style style:name="T4" style:family="text">
      <style:text-properties fo:font-weight="bold" officeooo:rsid="002ad50a" style:font-weight-asian="bold" style:font-weight-complex="bold"/>
    </style:style>
    <style:style style:name="T5" style:family="text">
      <style:text-properties officeooo:rsid="002ad50a"/>
    </style:style>
    <style:style style:name="T6" style:family="text">
      <style:text-properties officeooo:rsid="002c1a3f"/>
    </style:style>
    <style:style style:name="T7" style:family="text">
      <style:text-properties officeooo:rsid="0032c2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SN COLLEGE OF ENGINEERING (Autonomous) </text:p>
      <text:p text:style-name="P1">Affiliated to Anna University </text:p>
      <text:p text:style-name="P1">DEPARTMENT OF CSE </text:p>
      <text:p text:style-name="P1"/>
      <text:p text:style-name="P1">UCS 1211: PROGRAMMING IN C LABORATORY <text:s/></text:p>
      <text:p text:style-name="P1">A3: Array handling in C </text:p>
      <text:p text:style-name="P1"><text:s/>===========================================================<text:span text:style-name="T1">===========</text:span></text:p>
      <text:p text:style-name="P1"/>
      <text:p text:style-name="P2">REGNo: 185001104 </text:p>
      <text:p text:style-name="P2">NAME: Nivedhitha D</text:p>
      <text:p text:style-name="P2">CLASS: CSE B </text:p>
      <text:p text:style-name="P2"/>
      <text:p text:style-name="P8">1. The number 138 is called well ordered because the digits in the number (1,3,8) increase from left to right. (1 &lt; 3 &lt; 8). The number 365 is not well ordered. Write a program that will find and display all possible three digit well-ordered numbers. Also display the total number of three digit well-ordered numbers. Make use of Arrays. </text:p>
      <text:p text:style-name="P19"/>
      <text:p text:style-name="P2"><text:span text:style-name="T2">PROGRAM NAME</text:span><text:span text:style-name="T4">:</text:span><text:span text:style-name="T5"> <text:s/>well_ordered</text:span></text:p>
      <text:p text:style-name="P2"/>
      <text:p text:style-name="P13"><text:span text:style-name="T3">PROGRAM</text:span><text:span text:style-name="T6">:</text:span></text:p>
      <text:p text:style-name="P2"/>
      <text:p text:style-name="P2">#include&lt;stdio.h&gt;</text:p>
      <text:p text:style-name="P2"/>
      <text:p text:style-name="P2">int well_ordered(int num)</text:p>
      <text:p text:style-name="P2">{</text:p>
      <text:p text:style-name="P2"><text:tab/>int a[3], count=0;</text:p>
      <text:p text:style-name="P2"><text:tab/></text:p>
      <text:p text:style-name="P2"><text:tab/>for(int i=0; i&lt;3; i++)</text:p>
      <text:p text:style-name="P2"><text:tab/>{<text:tab/></text:p>
      <text:p text:style-name="P2"><text:tab/><text:tab/>a[i]=num%10;</text:p>
      <text:p text:style-name="P2"><text:tab/><text:tab/>num/=10;</text:p>
      <text:p text:style-name="P2"><text:tab/>}</text:p>
      <text:p text:style-name="P2"><text:tab/></text:p>
      <text:p text:style-name="P2"><text:tab/>for(int i=0; i&lt;2; i++)</text:p>
      <text:p text:style-name="P2"><text:tab/><text:tab/>if(a[i]&lt;=a[i+1])</text:p>
      <text:p text:style-name="P2"><text:tab/><text:tab/><text:tab/>count=1;</text:p>
      <text:p text:style-name="P2"><text:tab/></text:p>
      <text:p text:style-name="P2"><text:tab/>if(count==0)</text:p>
      <text:p text:style-name="P2"><text:tab/><text:tab/>return 1;</text:p>
      <text:p text:style-name="P2"/>
      <text:p text:style-name="P2"><text:tab/>else</text:p>
      <text:p text:style-name="P2"><text:tab/><text:tab/>return 0;</text:p>
      <text:p text:style-name="P2"/>
      <text:p text:style-name="P2">}</text:p>
      <text:p text:style-name="P2"/>
      <text:p text:style-name="P2">int main()</text:p>
      <text:p text:style-name="P2">{</text:p>
      <text:p text:style-name="P2"><text:tab/>int check=0, flag=0;</text:p>
      <text:p text:style-name="P2"/>
      <text:p text:style-name="P2"><text:soft-page-break/><text:tab/>printf("The list of all well-ordered three digit numbers\n\n");</text:p>
      <text:p text:style-name="P2"/>
      <text:p text:style-name="P2"><text:tab/>for(int i=100; i&lt;1000; i++)</text:p>
      <text:p text:style-name="P2"><text:tab/>{<text:tab/></text:p>
      <text:p text:style-name="P2"><text:tab/><text:tab/>check=well_ordered(i);</text:p>
      <text:p text:style-name="P2"><text:tab/><text:tab/></text:p>
      <text:p text:style-name="P2"><text:tab/><text:tab/>if(check==1)</text:p>
      <text:p text:style-name="P2"><text:tab/><text:tab/>{<text:tab/>printf("%d\n", i);</text:p>
      <text:p text:style-name="P2"><text:tab/><text:tab/><text:tab/>flag++;</text:p>
      <text:p text:style-name="P2"><text:tab/><text:tab/>}</text:p>
      <text:p text:style-name="P2"><text:tab/><text:tab/></text:p>
      <text:p text:style-name="P2"><text:tab/><text:tab/>check=0;</text:p>
      <text:p text:style-name="P2"/>
      <text:p text:style-name="P2"><text:tab/>}</text:p>
      <text:p text:style-name="P2"/>
      <text:p text:style-name="P2">printf("\nThe total number of well-ordered three digit numbers are: %d\n", flag);</text:p>
      <text:p text:style-name="P2"/>
      <text:p text:style-name="P2"><text:tab/>return 0;</text:p>
      <text:p text:style-name="P2">}</text:p>
      <text:p text:style-name="P24"/>
      <text:p text:style-name="P39">OUTPUT:</text:p>
      <text:p text:style-name="P39"/>
      <text:p text:style-name="P26">The list of all well-ordered three digit numbers</text:p>
      <text:p text:style-name="P26"/>
      <text:p text:style-name="P26">123</text:p>
      <text:p text:style-name="P26">124</text:p>
      <text:p text:style-name="P26">125</text:p>
      <text:p text:style-name="P26">126</text:p>
      <text:p text:style-name="P26">127</text:p>
      <text:p text:style-name="P26">128</text:p>
      <text:p text:style-name="P26">129</text:p>
      <text:p text:style-name="P26">134</text:p>
      <text:p text:style-name="P26">135</text:p>
      <text:p text:style-name="P26">136</text:p>
      <text:p text:style-name="P26">137</text:p>
      <text:p text:style-name="P26">138</text:p>
      <text:p text:style-name="P26">139</text:p>
      <text:p text:style-name="P26">145</text:p>
      <text:p text:style-name="P26">146</text:p>
      <text:p text:style-name="P26">147</text:p>
      <text:p text:style-name="P26">148</text:p>
      <text:p text:style-name="P26">149</text:p>
      <text:p text:style-name="P26">156</text:p>
      <text:p text:style-name="P26">157</text:p>
      <text:p text:style-name="P26">158</text:p>
      <text:p text:style-name="P26">159</text:p>
      <text:p text:style-name="P26">167</text:p>
      <text:p text:style-name="P26">168</text:p>
      <text:p text:style-name="P26">169</text:p>
      <text:p text:style-name="P26"><text:soft-page-break/>178</text:p>
      <text:p text:style-name="P26">179</text:p>
      <text:p text:style-name="P26">189</text:p>
      <text:p text:style-name="P26">234</text:p>
      <text:p text:style-name="P26">235</text:p>
      <text:p text:style-name="P26">236</text:p>
      <text:p text:style-name="P26">237</text:p>
      <text:p text:style-name="P26">238</text:p>
      <text:p text:style-name="P26">239</text:p>
      <text:p text:style-name="P26">245</text:p>
      <text:p text:style-name="P26">246</text:p>
      <text:p text:style-name="P26">247</text:p>
      <text:p text:style-name="P26">248</text:p>
      <text:p text:style-name="P26">249</text:p>
      <text:p text:style-name="P26">256</text:p>
      <text:p text:style-name="P26">257</text:p>
      <text:p text:style-name="P26">258</text:p>
      <text:p text:style-name="P26">259</text:p>
      <text:p text:style-name="P26">267</text:p>
      <text:p text:style-name="P26">268</text:p>
      <text:p text:style-name="P26">269</text:p>
      <text:p text:style-name="P26">278</text:p>
      <text:p text:style-name="P26">279</text:p>
      <text:p text:style-name="P26">289</text:p>
      <text:p text:style-name="P26">345</text:p>
      <text:p text:style-name="P26">346</text:p>
      <text:p text:style-name="P26">347</text:p>
      <text:p text:style-name="P26">348</text:p>
      <text:p text:style-name="P26">349</text:p>
      <text:p text:style-name="P26">356</text:p>
      <text:p text:style-name="P26">357</text:p>
      <text:p text:style-name="P26">358</text:p>
      <text:p text:style-name="P26">359</text:p>
      <text:p text:style-name="P26">367</text:p>
      <text:p text:style-name="P26">368</text:p>
      <text:p text:style-name="P26">369</text:p>
      <text:p text:style-name="P26">378</text:p>
      <text:p text:style-name="P26">379</text:p>
      <text:p text:style-name="P26">389</text:p>
      <text:p text:style-name="P26">456</text:p>
      <text:p text:style-name="P26">457</text:p>
      <text:p text:style-name="P26">458</text:p>
      <text:p text:style-name="P26">459</text:p>
      <text:p text:style-name="P26">467</text:p>
      <text:p text:style-name="P26">468</text:p>
      <text:p text:style-name="P26">469</text:p>
      <text:p text:style-name="P26">478</text:p>
      <text:p text:style-name="P26">479</text:p>
      <text:p text:style-name="P26">489</text:p>
      <text:p text:style-name="P26"><text:soft-page-break/>567</text:p>
      <text:p text:style-name="P26">568</text:p>
      <text:p text:style-name="P26">569</text:p>
      <text:p text:style-name="P26">578</text:p>
      <text:p text:style-name="P26">579</text:p>
      <text:p text:style-name="P26">589</text:p>
      <text:p text:style-name="P26">678</text:p>
      <text:p text:style-name="P26">679</text:p>
      <text:p text:style-name="P26">689</text:p>
      <text:p text:style-name="P26">789</text:p>
      <text:p text:style-name="P26"/>
      <text:p text:style-name="P26">The total number of well-ordered three digit numbers are: 84</text:p>
      <text:p text:style-name="P39"/>
      <text:p text:style-name="P27">2. Write a program that accepts a set of digits (0 to 9) as input and prints a vertical histogram representing the occurrences of each digit. Test your program with the set of 13 digits: 1, 7, 2 , 9, 6, 7, 1, 3, 7, 5, 7, 9, 0 </text:p>
      <text:p text:style-name="P20"/>
      <text:p text:style-name="P3"><text:span text:style-name="T2">PROGRAM NAME</text:span><text:span text:style-name="T4">:</text:span><text:span text:style-name="T5"> <text:s/>histogram</text:span></text:p>
      <text:p text:style-name="P3"/>
      <text:p text:style-name="P14"><text:span text:style-name="T3">PROGRAM</text:span><text:span text:style-name="T6">:</text:span></text:p>
      <text:p text:style-name="P14"/>
      <text:p text:style-name="P3">#include&lt;stdio.h&gt;</text:p>
      <text:p text:style-name="P3"/>
      <text:p text:style-name="P3">void histogram(int a[], int ws)</text:p>
      <text:p text:style-name="P3">{</text:p>
      <text:p text:style-name="P3"><text:tab/>int hist[10], n, max, count;<text:tab/></text:p>
      <text:p text:style-name="P3"/>
      <text:p text:style-name="P3"><text:tab/>for(int i=0; i&lt;10; i++)</text:p>
      <text:p text:style-name="P3"><text:tab/><text:tab/>hist[i]=0;</text:p>
      <text:p text:style-name="P3"><text:tab/></text:p>
      <text:p text:style-name="P3"><text:tab/>for(int i=0; i&lt;ws; i++)</text:p>
      <text:p text:style-name="P3"><text:tab/>{<text:tab/>n=a[i];</text:p>
      <text:p text:style-name="P3"><text:tab/><text:tab/>hist[n]++;</text:p>
      <text:p text:style-name="P3"><text:tab/>}</text:p>
      <text:p text:style-name="P3"/>
      <text:p text:style-name="P3"><text:tab/>max=hist[0];</text:p>
      <text:p text:style-name="P3"><text:tab/>for(int i=1; i&lt;10; i++)</text:p>
      <text:p text:style-name="P3"><text:tab/><text:tab/>if(hist[i]&gt;max)</text:p>
      <text:p text:style-name="P3"><text:tab/><text:tab/><text:tab/>max=hist[i];</text:p>
      <text:p text:style-name="P3"><text:tab/></text:p>
      <text:p text:style-name="P3"><text:tab/>count=max;</text:p>
      <text:p text:style-name="P3"><text:tab/>for(int i=0; i&lt;max; i++)</text:p>
      <text:p text:style-name="P3"><text:tab/>{<text:tab/></text:p>
      <text:p text:style-name="P3"><text:tab/><text:tab/>for(int j=0; j&lt;10; j++)</text:p>
      <text:p text:style-name="P3"><text:tab/><text:tab/>{<text:tab/>if(hist[j]&gt;=count)</text:p>
      <text:p text:style-name="P3"><text:tab/><text:tab/><text:tab/><text:tab/>printf("*");</text:p>
      <text:p text:style-name="P3"><text:tab/><text:tab/><text:tab/></text:p>
      <text:p text:style-name="P3"><text:tab/><text:tab/><text:tab/>else</text:p>
      <text:p text:style-name="P3"><text:tab/><text:tab/><text:tab/><text:tab/>printf(" ");</text:p>
      <text:p text:style-name="P3"><text:soft-page-break/><text:tab/><text:tab/>}</text:p>
      <text:p text:style-name="P3"><text:tab/><text:tab/></text:p>
      <text:p text:style-name="P3"><text:tab/><text:tab/>count--;</text:p>
      <text:p text:style-name="P3"><text:tab/><text:tab/>printf("\n");</text:p>
      <text:p text:style-name="P3"><text:tab/>}</text:p>
      <text:p text:style-name="P3"/>
      <text:p text:style-name="P3"><text:tab/>printf("0123456789\n");</text:p>
      <text:p text:style-name="P3"/>
      <text:p text:style-name="P3">}</text:p>
      <text:p text:style-name="P3"/>
      <text:p text:style-name="P3">int main()</text:p>
      <text:p text:style-name="P3">{</text:p>
      <text:p text:style-name="P3"><text:tab/>int arr[15], size;</text:p>
      <text:p text:style-name="P3"/>
      <text:p text:style-name="P3"><text:tab/>printf("Enter the size: ");</text:p>
      <text:p text:style-name="P3"><text:tab/>scanf("%d", &amp;size);</text:p>
      <text:p text:style-name="P3"><text:tab/>printf("\n");</text:p>
      <text:p text:style-name="P3"/>
      <text:p text:style-name="P3"><text:tab/>for(int i=0; i&lt;size; i++)</text:p>
      <text:p text:style-name="P3"><text:tab/>{<text:tab/>printf("Enter digit: ");</text:p>
      <text:p text:style-name="P3"><text:tab/><text:tab/>scanf("%d", &amp;arr[i]);</text:p>
      <text:p text:style-name="P3"><text:tab/>}</text:p>
      <text:p text:style-name="P3"><text:tab/>printf("\n");</text:p>
      <text:p text:style-name="P3"/>
      <text:p text:style-name="P3"><text:tab/>histogram(arr, size);</text:p>
      <text:p text:style-name="P3"/>
      <text:p text:style-name="P3"><text:tab/>return 0;</text:p>
      <text:p text:style-name="P3"/>
      <text:p text:style-name="P3">}</text:p>
      <text:p text:style-name="P25"/>
      <text:p text:style-name="P40">OUTPUT:</text:p>
      <text:p text:style-name="P40"/>
      <text:p text:style-name="P31">Enter the size: 12</text:p>
      <text:p text:style-name="P31"/>
      <text:p text:style-name="P31">Enter digit: 1</text:p>
      <text:p text:style-name="P31">Enter digit: 7</text:p>
      <text:p text:style-name="P31">Enter digit: 2</text:p>
      <text:p text:style-name="P31">Enter digit: 9</text:p>
      <text:p text:style-name="P31">Enter digit: 6</text:p>
      <text:p text:style-name="P31">Enter digit: 7</text:p>
      <text:p text:style-name="P31">Enter digit: 1</text:p>
      <text:p text:style-name="P31">Enter digit: 3</text:p>
      <text:p text:style-name="P31">Enter digit: 7</text:p>
      <text:p text:style-name="P31">Enter digit: 5</text:p>
      <text:p text:style-name="P31">Enter digit: 7</text:p>
      <text:p text:style-name="P31">Enter digit: 9</text:p>
      <text:p text:style-name="P31"/>
      <text:p text:style-name="P31"><text:s text:c="15"/>* <text:s/></text:p>
      <text:p text:style-name="P31"><text:s text:c="15"/>* <text:s/></text:p>
      <text:p text:style-name="P31"><text:soft-page-break/><text:s text:c="2"/>* <text:s text:c="10"/>* <text:s text:c="2"/>*</text:p>
      <text:p text:style-name="P31"><text:s text:c="2"/>*** <text:s/>*** <text:s text:c="2"/>*</text:p>
      <text:p text:style-name="P31">0123456789</text:p>
      <text:p text:style-name="P21"/>
      <text:p text:style-name="P32">3. Given an array of integers, push all the zero’s of a given array to the end of the array. Write a program in C that implements the function pushZerosToEnd(int arr[], int n). </text:p>
      <text:p text:style-name="P21"/>
      <text:p text:style-name="P4"><text:span text:style-name="T2">PROGRAM NAME</text:span><text:span text:style-name="T4">:</text:span><text:span text:style-name="T5"> <text:s/>push_zeroes_to_end</text:span></text:p>
      <text:p text:style-name="P23"/>
      <text:p text:style-name="P15"><text:span text:style-name="T3">PROGRAM</text:span><text:span text:style-name="T6">:</text:span></text:p>
      <text:p text:style-name="P4"/>
      <text:p text:style-name="P4">#include&lt;stdio.h&gt;</text:p>
      <text:p text:style-name="P4"/>
      <text:p text:style-name="P4">void pushZerosToEnd(int arr[], int n) </text:p>
      <text:p text:style-name="P4">{<text:tab/></text:p>
      <text:p text:style-name="P4"><text:tab/>int count = 0; <text:s text:c="2"/></text:p>
      <text:p text:style-name="P4"><text:s text:c="2"/><text:tab/></text:p>
      <text:p text:style-name="P4"><text:tab/>for (int i = 0; i &lt; n; i++)</text:p>
      <text:p text:style-name="P4"><text:tab/><text:tab/>if (arr[i] != 0) </text:p>
      <text:p text:style-name="P4"><text:tab/><text:tab/><text:tab/>arr[count++] = arr[i]; </text:p>
      <text:p text:style-name="P4"><text:s/></text:p>
      <text:p text:style-name="P4"><text:s/><text:tab/>while (count &lt; n) </text:p>
      <text:p text:style-name="P4"><text:s/><text:tab/><text:tab/>arr[count++] = 0; </text:p>
      <text:p text:style-name="P4">} </text:p>
      <text:p text:style-name="P4">int main()</text:p>
      <text:p text:style-name="P4">{</text:p>
      <text:p text:style-name="P4"><text:tab/>int a[20], ws;</text:p>
      <text:p text:style-name="P4"/>
      <text:p text:style-name="P4"><text:tab/>printf("Enter the size: ");</text:p>
      <text:p text:style-name="P4"><text:tab/>scanf("%d", &amp;ws);</text:p>
      <text:p text:style-name="P4"><text:tab/>printf("\n");</text:p>
      <text:p text:style-name="P4"/>
      <text:p text:style-name="P4"><text:tab/>for(int i=0; i&lt;ws; i++)</text:p>
      <text:p text:style-name="P4"><text:tab/>{<text:tab/>printf("Enter number: ");</text:p>
      <text:p text:style-name="P4"><text:tab/><text:tab/>scanf("%d", &amp;a[i]);</text:p>
      <text:p text:style-name="P4"><text:tab/>}</text:p>
      <text:p text:style-name="P4"><text:tab/>printf("\n");</text:p>
      <text:p text:style-name="P4"/>
      <text:p text:style-name="P4"><text:tab/>printf("ORIGINAL ARRAY: ");</text:p>
      <text:p text:style-name="P4"><text:tab/>printf("{");</text:p>
      <text:p text:style-name="P4"><text:tab/>for(int i=0; i&lt;ws; i++)</text:p>
      <text:p text:style-name="P4"><text:tab/><text:tab/>printf("%d, ", a[i]);</text:p>
      <text:p text:style-name="P4"><text:tab/>printf("\b\b}\n");</text:p>
      <text:p text:style-name="P4"/>
      <text:p text:style-name="P4"><text:tab/>pushZerosToEnd(a, ws);</text:p>
      <text:p text:style-name="P4"><text:tab/></text:p>
      <text:p text:style-name="P4"><text:tab/>printf("NEW ARRAY: ");</text:p>
      <text:p text:style-name="P4"><text:tab/>printf("{");</text:p>
      <text:p text:style-name="P4"><text:tab/>for(int i=0; i&lt;ws; i++)</text:p>
      <text:p text:style-name="P4"><text:soft-page-break/><text:tab/><text:tab/>printf("%d, ", a[i]);</text:p>
      <text:p text:style-name="P4"><text:tab/>printf("\b\b}\n");</text:p>
      <text:p text:style-name="P4"/>
      <text:p text:style-name="P4"><text:tab/>return 0;</text:p>
      <text:p text:style-name="P4">}</text:p>
      <text:p text:style-name="P41"/>
      <text:p text:style-name="P41">OUTPUT:</text:p>
      <text:p text:style-name="P33"/>
      <text:p text:style-name="P38">RUN1:</text:p>
      <text:p text:style-name="P37"/>
      <text:p text:style-name="P37">Enter the size: 8</text:p>
      <text:p text:style-name="P37"/>
      <text:p text:style-name="P37">Enter number: 5</text:p>
      <text:p text:style-name="P37">Enter number: 3</text:p>
      <text:p text:style-name="P37">Enter number: 0</text:p>
      <text:p text:style-name="P37">Enter number: 1</text:p>
      <text:p text:style-name="P37">Enter number: 3</text:p>
      <text:p text:style-name="P37">Enter number: 0</text:p>
      <text:p text:style-name="P37">Enter number: 8</text:p>
      <text:p text:style-name="P37">Enter number: 0</text:p>
      <text:p text:style-name="P37"/>
      <text:p text:style-name="P37">ORIGINAL ARRAY: {5, 3, 0, 1, 3, 0, 8, 0<text:span text:style-name="T7">}</text:span></text:p>
      <text:p text:style-name="P37">NEW ARRAY: {5, 3, 1, 3, 8, 0, 0, 0}</text:p>
      <text:p text:style-name="P37"/>
      <text:p text:style-name="P38">RUN2:</text:p>
      <text:p text:style-name="P38"/>
      <text:p text:style-name="P37">Enter the size: 7</text:p>
      <text:p text:style-name="P37"/>
      <text:p text:style-name="P37">Enter number: 10</text:p>
      <text:p text:style-name="P37">Enter number: 20</text:p>
      <text:p text:style-name="P37">Enter number: 0</text:p>
      <text:p text:style-name="P37">Enter number: 0</text:p>
      <text:p text:style-name="P37">Enter number: 0</text:p>
      <text:p text:style-name="P37">Enter number: 30</text:p>
      <text:p text:style-name="P37">Enter number: 60</text:p>
      <text:p text:style-name="P37"/>
      <text:p text:style-name="P37">ORIGINAL ARRAY: {10, 20, 0, 0, 0, 30, 60}</text:p>
      <text:p text:style-name="P37">NEW ARRAY: {10, 20, 30, 60, 0, 0, 0}</text:p>
      <text:p text:style-name="P22"/>
      <text:p text:style-name="P37">4. Write an interactive C program to process the exam scores for a group of students in a C programming course. Begin by specifying the number of exam scores for each student (assume this value is the same for all students in the class). Then enter each student’s name and exam scores. Calculate an average score for each student, and an overall class average (an average of the individual student averages). Display the overall class average, followed by the name, the individual exam scores and the average score for each student. Store the student names in a twodimensional character array, and store the exam scores in a two-dimensional floating-point array. Make the program as general as possible. Label the output clearly. </text:p>
      <text:p text:style-name="P22"><text:s/></text:p>
      <text:p text:style-name="P22"/>
      <text:p text:style-name="P5"><text:soft-page-break/><text:span text:style-name="T2">PROGRAM NAME</text:span><text:span text:style-name="T4">:</text:span><text:span text:style-name="T5"> <text:s/>Class_Marks1</text:span></text:p>
      <text:p text:style-name="P5"/>
      <text:p text:style-name="P16"><text:span text:style-name="T3">PROGRAM</text:span><text:span text:style-name="T6">:</text:span></text:p>
      <text:p text:style-name="P5"/>
      <text:p text:style-name="P5">#include&lt;stdio.h&gt;</text:p>
      <text:p text:style-name="P5">#include&lt;string.h&gt;</text:p>
      <text:p text:style-name="P5"/>
      <text:p text:style-name="P5">float stu_avg(float scores[], int ws)</text:p>
      <text:p text:style-name="P5">{</text:p>
      <text:p text:style-name="P5"><text:tab/>float sum=0;</text:p>
      <text:p text:style-name="P5"><text:tab/></text:p>
      <text:p text:style-name="P5"><text:tab/>for(int i=0; i&lt;ws; i++)</text:p>
      <text:p text:style-name="P5"><text:tab/><text:tab/>sum+=scores[i];</text:p>
      <text:p text:style-name="P5"/>
      <text:p text:style-name="P5"><text:tab/>return (sum/ws);</text:p>
      <text:p text:style-name="P5">}</text:p>
      <text:p text:style-name="P5"/>
      <text:p text:style-name="P5">float class_avg(float scores[][10], int wc, int wr)</text:p>
      <text:p text:style-name="P5">{</text:p>
      <text:p text:style-name="P5"><text:tab/>float sum=0, avg=0;</text:p>
      <text:p text:style-name="P5"><text:tab/></text:p>
      <text:p text:style-name="P5"><text:tab/>for(int i=0; i&lt;wr; i++)</text:p>
      <text:p text:style-name="P5"><text:tab/><text:tab/>{<text:tab/></text:p>
      <text:p text:style-name="P5"><text:tab/><text:tab/><text:tab/>avg=stu_avg(scores[i], wc);</text:p>
      <text:p text:style-name="P5"><text:tab/><text:tab/><text:tab/>sum+=avg;</text:p>
      <text:p text:style-name="P5"><text:tab/><text:tab/>}</text:p>
      <text:p text:style-name="P5"/>
      <text:p text:style-name="P5"><text:tab/>return (sum/wr);</text:p>
      <text:p text:style-name="P5">}</text:p>
      <text:p text:style-name="P5"/>
      <text:p text:style-name="P5">int main()</text:p>
      <text:p text:style-name="P5">{<text:tab/></text:p>
      <text:p text:style-name="P5"><text:tab/>int N, n;</text:p>
      <text:p text:style-name="P5"><text:tab/>char name[15][25];</text:p>
      <text:p text:style-name="P5"><text:tab/>float marks[15][10];</text:p>
      <text:p text:style-name="P5"/>
      <text:p text:style-name="P5"><text:tab/>printf("Enter the number of exam scores per student: ");</text:p>
      <text:p text:style-name="P5"><text:tab/>scanf("%d", &amp;n);</text:p>
      <text:p text:style-name="P5"/>
      <text:p text:style-name="P5"><text:tab/>printf("Enter the total number of students: ");</text:p>
      <text:p text:style-name="P5"><text:tab/>scanf("%d", &amp;N);</text:p>
      <text:p text:style-name="P5"/>
      <text:p text:style-name="P5"><text:tab/>for(int i=0; i&lt;N; i++)</text:p>
      <text:p text:style-name="P5"><text:tab/>{</text:p>
      <text:p text:style-name="P5"><text:tab/><text:tab/>printf("\nStudent %d:\n\n", i+1);</text:p>
      <text:p text:style-name="P5"><text:tab/><text:tab/>printf("NAME: ");</text:p>
      <text:p text:style-name="P5"><text:tab/><text:tab/>scanf("%s", name[i]);</text:p>
      <text:p text:style-name="P5"><text:tab/><text:tab/></text:p>
      <text:p text:style-name="P5"><text:tab/><text:tab/>for(int j=0; j&lt;n; j++)</text:p>
      <text:p text:style-name="P5"><text:soft-page-break/><text:tab/><text:tab/>{<text:tab/>printf("Mark %d: ", j+1);</text:p>
      <text:p text:style-name="P5"><text:tab/><text:tab/><text:tab/>scanf("%f", &amp;marks[i][j]);</text:p>
      <text:p text:style-name="P5"><text:tab/><text:tab/>}</text:p>
      <text:p text:style-name="P5"><text:tab/>}</text:p>
      <text:p text:style-name="P5"/>
      <text:p text:style-name="P5"><text:tab/>int width= strlen(name[0]);</text:p>
      <text:p text:style-name="P5"><text:tab/>for(int i=1; i&lt;N; i++)</text:p>
      <text:p text:style-name="P5"><text:tab/><text:tab/>if(strlen(name[i])&gt;width)</text:p>
      <text:p text:style-name="P5"><text:tab/><text:tab/><text:tab/>width=strlen(name[i]);</text:p>
      <text:p text:style-name="P5"><text:tab/><text:tab/></text:p>
      <text:p text:style-name="P5"/>
      <text:p text:style-name="P5"><text:tab/>printf("\nOverall CLASS AVERAGE: %.2f\n", class_avg(marks, n, N) );</text:p>
      <text:p text:style-name="P5"/>
      <text:p text:style-name="P5"><text:tab/>char nm[]="NAME", av[]="AVERAGE", ma[]="MARKS OBTAINED IN SUBJECTS";</text:p>
      <text:p text:style-name="P5"><text:tab/>printf("\n%-*s%-11s%-18s\n\n", width+4, nm, av, ma);</text:p>
      <text:p text:style-name="P5"/>
      <text:p text:style-name="P5"><text:tab/></text:p>
      <text:p text:style-name="P5"><text:tab/>for(int i=0; i&lt;N; i++)</text:p>
      <text:p text:style-name="P5"><text:tab/>{</text:p>
      <text:p text:style-name="P5"><text:tab/><text:tab/>printf("%-*s%-11.2f", width+4, name[i], stu_avg(marks[i], n));</text:p>
      <text:p text:style-name="P5"><text:tab/><text:tab/></text:p>
      <text:p text:style-name="P5"><text:tab/><text:tab/>for(int j=0; j&lt;n; j++)</text:p>
      <text:p text:style-name="P5"><text:tab/><text:tab/><text:tab/>printf("%-11.2f", marks[i][j]);</text:p>
      <text:p text:style-name="P5"/>
      <text:p text:style-name="P5"><text:tab/><text:tab/>printf("\n");</text:p>
      <text:p text:style-name="P5"><text:tab/><text:tab/><text:tab/></text:p>
      <text:p text:style-name="P5"><text:tab/><text:tab/><text:tab/>// printf("\nAverage: %.2f\n\n", stu_avg(marks[i], n));</text:p>
      <text:p text:style-name="P5"/>
      <text:p text:style-name="P5"><text:tab/>}</text:p>
      <text:p text:style-name="P5"><text:tab/></text:p>
      <text:p text:style-name="P5"><text:tab/>return 0; <text:s/></text:p>
      <text:p text:style-name="P5">}</text:p>
      <text:p text:style-name="P9"/>
      <text:p text:style-name="P42">OUTPUT:</text:p>
      <text:p text:style-name="P34"/>
      <text:p text:style-name="P34">Enter the number of exam scores per student: 6</text:p>
      <text:p text:style-name="P34">Enter the total number of students: 14</text:p>
      <text:p text:style-name="P34"/>
      <text:p text:style-name="P34">Student 1:</text:p>
      <text:p text:style-name="P34"/>
      <text:p text:style-name="P34">NAME: Adams</text:p>
      <text:p text:style-name="P34">Mark 1: 45</text:p>
      <text:p text:style-name="P34">Mark 2: 80</text:p>
      <text:p text:style-name="P34">Mark 3: 80</text:p>
      <text:p text:style-name="P34">Mark 4: 95</text:p>
      <text:p text:style-name="P34">Mark 5: 55</text:p>
      <text:p text:style-name="P34">Mark 6: 75</text:p>
      <text:p text:style-name="P34"/>
      <text:p text:style-name="P34">Student 2:</text:p>
      <text:p text:style-name="P34"><text:soft-page-break/></text:p>
      <text:p text:style-name="P34">NAME: Brown</text:p>
      <text:p text:style-name="P34">Mark 1: 60</text:p>
      <text:p text:style-name="P34">Mark 2: 50</text:p>
      <text:p text:style-name="P34">Mark 3: 70</text:p>
      <text:p text:style-name="P34">Mark 4: 75</text:p>
      <text:p text:style-name="P34">Mark 5: 55</text:p>
      <text:p text:style-name="P34">Mark 6: 80</text:p>
      <text:p text:style-name="P34"/>
      <text:p text:style-name="P34">Student 3:</text:p>
      <text:p text:style-name="P34"/>
      <text:p text:style-name="P34">NAME: Davis</text:p>
      <text:p text:style-name="P34">Mark 1: 40</text:p>
      <text:p text:style-name="P34">Mark 2: 30</text:p>
      <text:p text:style-name="P34">Mark 3: 10</text:p>
      <text:p text:style-name="P34">Mark 4: 45</text:p>
      <text:p text:style-name="P34">Mark 5: 60</text:p>
      <text:p text:style-name="P34">Mark 6: 55</text:p>
      <text:p text:style-name="P34"/>
      <text:p text:style-name="P34">Student 4:</text:p>
      <text:p text:style-name="P34"/>
      <text:p text:style-name="P34">NAME: Fisher</text:p>
      <text:p text:style-name="P34">Mark 1: 0</text:p>
      <text:p text:style-name="P34">Mark 2: 5</text:p>
      <text:p text:style-name="P34">Mark 3: 5</text:p>
      <text:p text:style-name="P34">Mark 4: 10</text:p>
      <text:p text:style-name="P34">Mark 5: 5</text:p>
      <text:p text:style-name="P34">Mark 6: 0</text:p>
      <text:p text:style-name="P34"/>
      <text:p text:style-name="P34">Student 5:</text:p>
      <text:p text:style-name="P34"/>
      <text:p text:style-name="P34">NAME: Hamilton</text:p>
      <text:p text:style-name="P34">Mark 1: 90</text:p>
      <text:p text:style-name="P34">Mark 2: 85</text:p>
      <text:p text:style-name="P34">Mark 3: 100</text:p>
      <text:p text:style-name="P34">Mark 4: 95</text:p>
      <text:p text:style-name="P34">Mark 5: 90</text:p>
      <text:p text:style-name="P34">Mark 6: 90</text:p>
      <text:p text:style-name="P34"/>
      <text:p text:style-name="P34">Student 6:</text:p>
      <text:p text:style-name="P34"/>
      <text:p text:style-name="P34">NAME: Jones</text:p>
      <text:p text:style-name="P34">Mark 1: 95</text:p>
      <text:p text:style-name="P34">Mark 2: 90</text:p>
      <text:p text:style-name="P34">Mark 3: 80</text:p>
      <text:p text:style-name="P34">Mark 4: 95</text:p>
      <text:p text:style-name="P34">Mark 5: 85</text:p>
      <text:p text:style-name="P34">Mark 6: 80</text:p>
      <text:p text:style-name="P34"/>
      <text:p text:style-name="P34"><text:soft-page-break/>Student 7:</text:p>
      <text:p text:style-name="P34"/>
      <text:p text:style-name="P34">NAME: Ludwig</text:p>
      <text:p text:style-name="P34">Mark 1: 35</text:p>
      <text:p text:style-name="P34">Mark 2: 50</text:p>
      <text:p text:style-name="P34">Mark 3: 55</text:p>
      <text:p text:style-name="P34">Mark 4: 65</text:p>
      <text:p text:style-name="P34">Mark 5: 45</text:p>
      <text:p text:style-name="P34">Mark 6: 70</text:p>
      <text:p text:style-name="P34"/>
      <text:p text:style-name="P34">Student 8:</text:p>
      <text:p text:style-name="P34"/>
      <text:p text:style-name="P34">NAME: Osborne</text:p>
      <text:p text:style-name="P34">Mark 1: 75</text:p>
      <text:p text:style-name="P34">Mark 2: 60</text:p>
      <text:p text:style-name="P34">Mark 3: 75</text:p>
      <text:p text:style-name="P34">Mark 4: 60</text:p>
      <text:p text:style-name="P34">Mark 5: 70</text:p>
      <text:p text:style-name="P34">Mark 6: 80</text:p>
      <text:p text:style-name="P34"/>
      <text:p text:style-name="P34">Student 9:</text:p>
      <text:p text:style-name="P34"/>
      <text:p text:style-name="P34">NAME: Prince</text:p>
      <text:p text:style-name="P34">Mark 1: 85</text:p>
      <text:p text:style-name="P34">Mark 2: 75</text:p>
      <text:p text:style-name="P34">Mark 3: 60</text:p>
      <text:p text:style-name="P34">Mark 4: 85</text:p>
      <text:p text:style-name="P34">Mark 5: 90</text:p>
      <text:p text:style-name="P34">Mark 6: 100</text:p>
      <text:p text:style-name="P34"/>
      <text:p text:style-name="P34">Student 10:</text:p>
      <text:p text:style-name="P34"/>
      <text:p text:style-name="P34">NAME: Richards</text:p>
      <text:p text:style-name="P34">Mark 1: 50</text:p>
      <text:p text:style-name="P34">Mark 2: 60</text:p>
      <text:p text:style-name="P34">Mark 3: 50</text:p>
      <text:p text:style-name="P34">Mark 4: 35</text:p>
      <text:p text:style-name="P34">Mark 5: 65</text:p>
      <text:p text:style-name="P34">Mark 6: 70</text:p>
      <text:p text:style-name="P34"/>
      <text:p text:style-name="P34">Student 11:</text:p>
      <text:p text:style-name="P34"/>
      <text:p text:style-name="P34">NAME: Smith</text:p>
      <text:p text:style-name="P34">Mark 1: 70</text:p>
      <text:p text:style-name="P34">Mark 2: 60</text:p>
      <text:p text:style-name="P34">Mark 3: 75</text:p>
      <text:p text:style-name="P34">Mark 4: 70</text:p>
      <text:p text:style-name="P34">Mark 5: 55</text:p>
      <text:p text:style-name="P34">Mark 6: 75</text:p>
      <text:p text:style-name="P34"><text:soft-page-break/></text:p>
      <text:p text:style-name="P34">Student 12:</text:p>
      <text:p text:style-name="P34"/>
      <text:p text:style-name="P34">NAME: Thomas</text:p>
      <text:p text:style-name="P34">Mark 1: 10</text:p>
      <text:p text:style-name="P34">Mark 2: 25</text:p>
      <text:p text:style-name="P34">Mark 3: 35</text:p>
      <text:p text:style-name="P34">Mark 4: 20</text:p>
      <text:p text:style-name="P34">Mark 5: 30</text:p>
      <text:p text:style-name="P34">Mark 6: 10</text:p>
      <text:p text:style-name="P34"/>
      <text:p text:style-name="P34">Student 13:</text:p>
      <text:p text:style-name="P34"/>
      <text:p text:style-name="P34">NAME: Wolfe</text:p>
      <text:p text:style-name="P34">Mark 1: 25</text:p>
      <text:p text:style-name="P34">Mark 2: 40</text:p>
      <text:p text:style-name="P34">Mark 3: 65</text:p>
      <text:p text:style-name="P34">Mark 4: 75</text:p>
      <text:p text:style-name="P34">Mark 5: 85</text:p>
      <text:p text:style-name="P34">Mark 6: 95</text:p>
      <text:p text:style-name="P34"/>
      <text:p text:style-name="P34">Student 14:</text:p>
      <text:p text:style-name="P34"/>
      <text:p text:style-name="P34">NAME: Zorba</text:p>
      <text:p text:style-name="P34">Mark 1: 65</text:p>
      <text:p text:style-name="P34">Mark 2: 80</text:p>
      <text:p text:style-name="P34">Mark 3: 70</text:p>
      <text:p text:style-name="P34">Mark 4: 100</text:p>
      <text:p text:style-name="P34">Mark 5: 60</text:p>
      <text:p text:style-name="P34">Mark 6: 95</text:p>
      <text:p text:style-name="P34"/>
      <text:p text:style-name="P34">Overall CLASS AVERAGE: 60.89</text:p>
      <text:p text:style-name="P34"/>
      <text:p text:style-name="P34">NAME <text:s text:c="7"/>AVERAGE <text:s text:c="3"/>MARKS OBTAINED IN SUBJECTS</text:p>
      <text:p text:style-name="P34"/>
      <text:p text:style-name="P34">Adams <text:s text:c="6"/>71.67 <text:s text:c="10"/>45.00 <text:s text:c="5"/>80.00 <text:s text:c="5"/>80.00 <text:s text:c="6"/>95.00 <text:s text:c="5"/>55.00 <text:s text:c="5"/>75.00 <text:s text:c="5"/></text:p>
      <text:p text:style-name="P34">Brown <text:s text:c="7"/>65.00 <text:s text:c="9"/>60.00 <text:s text:c="5"/>50.00 <text:s text:c="5"/>70.00 <text:s text:c="6"/>75.00 <text:s text:c="6"/>55.00 <text:s text:c="5"/>80.00 <text:s text:c="5"/></text:p>
      <text:p text:style-name="P34">Davis <text:s text:c="9"/>40.00 <text:s text:c="9"/>40.00 <text:s text:c="5"/>30.00 <text:s text:c="5"/>10.00 <text:s text:c="6"/>45.00 <text:s text:c="6"/>60.00 <text:s text:c="5"/>55.00 <text:s text:c="5"/></text:p>
      <text:p text:style-name="P34">Fisher <text:s text:c="8"/>4.17 <text:s text:c="11"/>0.00 <text:s text:c="8"/>5.00 <text:s text:c="7"/>5.00 <text:s text:c="8"/>10.00 <text:s text:c="6"/>5.00 <text:s text:c="7"/>0.00 <text:s text:c="6"/></text:p>
      <text:p text:style-name="P34">Hamilton <text:s text:c="2"/>91.67 <text:s text:c="9"/>90.00 <text:s text:c="5"/>85.00 <text:s text:c="5"/>100.00 <text:s text:c="4"/>95.00 <text:s text:c="6"/>90.00 <text:s text:c="5"/>90.00 <text:s text:c="5"/></text:p>
      <text:p text:style-name="P34">Jones <text:s text:c="9"/>87.50 <text:s text:c="9"/>95.00 <text:s text:c="5"/>90.00 <text:s text:c="5"/>80.00 <text:s text:c="6"/>95.00 <text:s text:c="6"/>85.00 <text:s text:c="5"/>80.00 <text:s text:c="5"/></text:p>
      <text:p text:style-name="P34">Ludwig <text:s text:c="6"/>53.33 <text:s text:c="9"/>35.00 <text:s text:c="5"/>50.00 <text:s text:c="5"/>55.00 <text:s text:c="6"/>65.00 <text:s text:c="6"/>45.00 <text:s text:c="5"/>70.00 <text:s text:c="5"/></text:p>
      <text:p text:style-name="P34">Osborne <text:s text:c="3"/>70.00 <text:s text:c="9"/>75.00 <text:s text:c="5"/>60.00 <text:s text:c="5"/>75.00 <text:s text:c="6"/>60.00 <text:s text:c="6"/>70.00 <text:s text:c="5"/>80.00 <text:s text:c="5"/></text:p>
      <text:p text:style-name="P34">Prince <text:s text:c="7"/>82.50 <text:s text:c="9"/>85.00 <text:s text:c="5"/>75.00 <text:s text:c="5"/>60.00 <text:s text:c="6"/>85.00 <text:s text:c="6"/>90.00 <text:s text:c="5"/>100.00 <text:s text:c="4"/></text:p>
      <text:p text:style-name="P34">Richards <text:s text:c="3"/>55.00 <text:s text:c="9"/>50.00 <text:s text:c="5"/>60.00 <text:s text:c="5"/>50.00 <text:s text:c="6"/>35.00 <text:s text:c="6"/>65.00 <text:s text:c="5"/>70.00 <text:s text:c="5"/></text:p>
      <text:p text:style-name="P34">Smith <text:s text:c="8"/>67.50 <text:s text:c="9"/>70.00 <text:s text:c="5"/>60.00 <text:s text:c="5"/>75.00 <text:s text:c="6"/>70.00 <text:s text:c="6"/>55.00 <text:s text:c="5"/>75.00 <text:s text:c="5"/></text:p>
      <text:p text:style-name="P34">Thomas <text:s text:c="4"/>21.67 <text:s text:c="9"/>10.00 <text:s text:c="5"/>25.00 <text:s text:c="5"/>35.00 <text:s text:c="6"/>20.00 <text:s text:c="6"/>30.00 <text:s text:c="5"/>10.00 <text:s text:c="5"/></text:p>
      <text:p text:style-name="P34">Wolfe <text:s text:c="7"/>64.17 <text:s text:c="9"/>25.00 <text:s text:c="6"/>40.00 <text:s text:c="5"/>65.00 <text:s text:c="6"/>75.00 <text:s text:c="6"/>85.00 <text:s text:c="5"/>95.00 <text:s text:c="5"/></text:p>
      <text:p text:style-name="P34">Zorba <text:s text:c="8"/>78.33 <text:s text:c="9"/>65.00 <text:s text:c="5"/>80.00 <text:s text:c="5"/>70.00 <text:s text:c="6"/>100.00 <text:s text:c="4"/>60.00 <text:s text:c="5"/>95.00 <text:s text:c="5"/></text:p>
      <text:p text:style-name="P34"><text:soft-page-break/></text:p>
      <text:p text:style-name="P34">a) Modify this program to allow for unequal weighting of the individual exam scores. In particular, assume that each of the first four exams contributes 15 percent to the final score, and each of the last two exams contributes 20 percent. </text:p>
      <text:p text:style-name="P34"/>
      <text:p text:style-name="P6"><text:span text:style-name="T2">PROGRAM NAME</text:span><text:span text:style-name="T4">:</text:span><text:span text:style-name="T5"> <text:s/>Class_Marks2</text:span></text:p>
      <text:p text:style-name="P7"/>
      <text:p text:style-name="P17"><text:span text:style-name="T3">PROGRAM</text:span><text:span text:style-name="T6">:</text:span></text:p>
      <text:p text:style-name="P7"/>
      <text:p text:style-name="P7">#include&lt;stdio.h&gt;</text:p>
      <text:p text:style-name="P7">#include&lt;string.h&gt;</text:p>
      <text:p text:style-name="P7"/>
      <text:p text:style-name="P7">float stu_tot(float scores[], int ws)</text:p>
      <text:p text:style-name="P7">{</text:p>
      <text:p text:style-name="P7"><text:tab/>float sum=0;</text:p>
      <text:p text:style-name="P7"><text:tab/></text:p>
      <text:p text:style-name="P7"><text:tab/>for(int i=0; i&lt;4; i++)</text:p>
      <text:p text:style-name="P7"><text:tab/><text:tab/>sum+=(0.15*scores[i]);</text:p>
      <text:p text:style-name="P7"/>
      <text:p text:style-name="P7"><text:tab/>for(int i=4; i&lt;ws; i++)</text:p>
      <text:p text:style-name="P7"><text:tab/><text:tab/>sum+=(0.2*scores[i]);</text:p>
      <text:p text:style-name="P7"/>
      <text:p text:style-name="P7"><text:tab/>return sum;</text:p>
      <text:p text:style-name="P7">}</text:p>
      <text:p text:style-name="P7"/>
      <text:p text:style-name="P7">float class_avg_tot(float scores[][10], int wc, int wr)</text:p>
      <text:p text:style-name="P7">{</text:p>
      <text:p text:style-name="P7"><text:tab/>float sum=0, total=0;</text:p>
      <text:p text:style-name="P7"><text:tab/></text:p>
      <text:p text:style-name="P7"><text:tab/>for(int i=0; i&lt;wr; i++)</text:p>
      <text:p text:style-name="P7"><text:tab/><text:tab/>{<text:tab/></text:p>
      <text:p text:style-name="P7"><text:tab/><text:tab/><text:tab/>total=stu_tot(scores[i], wc);</text:p>
      <text:p text:style-name="P7"><text:tab/><text:tab/><text:tab/>sum+=total;</text:p>
      <text:p text:style-name="P7"><text:tab/><text:tab/>}</text:p>
      <text:p text:style-name="P7"/>
      <text:p text:style-name="P7"><text:tab/>return (sum/wr);</text:p>
      <text:p text:style-name="P7">}</text:p>
      <text:p text:style-name="P7"/>
      <text:p text:style-name="P7">int main()</text:p>
      <text:p text:style-name="P7">{<text:tab/></text:p>
      <text:p text:style-name="P7"><text:tab/>int N, n;</text:p>
      <text:p text:style-name="P7"><text:tab/>char name[15][25];</text:p>
      <text:p text:style-name="P7"><text:tab/>float marks[15][10];</text:p>
      <text:p text:style-name="P7"/>
      <text:p text:style-name="P7"><text:tab/>printf("Enter the number of exam scores per student: ");</text:p>
      <text:p text:style-name="P7"><text:tab/>scanf("%d", &amp;n);</text:p>
      <text:p text:style-name="P7"/>
      <text:p text:style-name="P7"><text:tab/>printf("Enter the total number of students: ");</text:p>
      <text:p text:style-name="P7"><text:tab/>scanf("%d", &amp;N);</text:p>
      <text:p text:style-name="P7"><text:soft-page-break/></text:p>
      <text:p text:style-name="P7"><text:tab/>for(int i=0; i&lt;N; i++)</text:p>
      <text:p text:style-name="P7"><text:tab/>{</text:p>
      <text:p text:style-name="P7"><text:tab/><text:tab/>printf("\nStudent %d:\n\n", i+1);</text:p>
      <text:p text:style-name="P7"><text:tab/><text:tab/>printf("NAME: ");</text:p>
      <text:p text:style-name="P7"><text:tab/><text:tab/>scanf("%s", name[i]);</text:p>
      <text:p text:style-name="P7"><text:tab/><text:tab/></text:p>
      <text:p text:style-name="P7"><text:tab/><text:tab/>for(int j=0; j&lt;n; j++)</text:p>
      <text:p text:style-name="P7"><text:tab/><text:tab/>{<text:tab/>printf("Mark %d: ", j+1);</text:p>
      <text:p text:style-name="P7"><text:tab/><text:tab/><text:tab/>scanf("%f", &amp;marks[i][j]);</text:p>
      <text:p text:style-name="P7"><text:tab/><text:tab/>}</text:p>
      <text:p text:style-name="P7"><text:tab/>}</text:p>
      <text:p text:style-name="P7"/>
      <text:p text:style-name="P7"><text:tab/>int width= strlen(name[0]);</text:p>
      <text:p text:style-name="P7"><text:tab/>for(int i=1; i&lt;N; i++)</text:p>
      <text:p text:style-name="P7"><text:tab/><text:tab/>if(strlen(name[i])&gt;width)</text:p>
      <text:p text:style-name="P7"><text:tab/><text:tab/><text:tab/>width=strlen(name[i]);</text:p>
      <text:p text:style-name="P7"><text:tab/><text:tab/></text:p>
      <text:p text:style-name="P7"/>
      <text:p text:style-name="P7"><text:tab/>printf("\nOverall CLASS AVERAGE TOTAL: %.2f\n", class_avg_tot(marks, n, N) );</text:p>
      <text:p text:style-name="P7"/>
      <text:p text:style-name="P7"><text:tab/>char nm[]="NAME", av[]="TOTAL", ma[]="MARKS OBTAINED IN SUBJECTS";</text:p>
      <text:p text:style-name="P7"><text:tab/>printf("\n%-*s%-11s%-18s\n\n", width+4, nm, av, ma);</text:p>
      <text:p text:style-name="P7"/>
      <text:p text:style-name="P7"><text:tab/></text:p>
      <text:p text:style-name="P7"><text:tab/>for(int i=0; i&lt;N; i++)</text:p>
      <text:p text:style-name="P7"><text:tab/>{</text:p>
      <text:p text:style-name="P7"><text:tab/><text:tab/>printf("%-*s%-11.2f", width+4, name[i], stu_tot(marks[i], n));</text:p>
      <text:p text:style-name="P7"><text:tab/><text:tab/></text:p>
      <text:p text:style-name="P7"><text:tab/><text:tab/>for(int j=0; j&lt;n; j++)</text:p>
      <text:p text:style-name="P7"><text:tab/><text:tab/><text:tab/>printf("%-11.2f", marks[i][j]);</text:p>
      <text:p text:style-name="P7"/>
      <text:p text:style-name="P7"><text:tab/><text:tab/>printf("\n");</text:p>
      <text:p text:style-name="P7"><text:tab/><text:tab/><text:tab/></text:p>
      <text:p text:style-name="P7"><text:tab/><text:tab/><text:tab/>// printf("\nAverage: %.2f\n\n", stu_avg(marks[i], n));</text:p>
      <text:p text:style-name="P7"/>
      <text:p text:style-name="P7"><text:tab/>}</text:p>
      <text:p text:style-name="P7"><text:tab/></text:p>
      <text:p text:style-name="P7"><text:tab/>return 0; <text:s/></text:p>
      <text:p text:style-name="P7">}</text:p>
      <text:p text:style-name="P10"/>
      <text:p text:style-name="P43">OUTPUT:</text:p>
      <text:p text:style-name="P35"/>
      <text:p text:style-name="P36">Enter the number of exam scores per student: 6</text:p>
      <text:p text:style-name="P36">Enter the total number of students: 5</text:p>
      <text:p text:style-name="P36"/>
      <text:p text:style-name="P36">Student 1:</text:p>
      <text:p text:style-name="P36"/>
      <text:p text:style-name="P36">NAME: Adams</text:p>
      <text:p text:style-name="P36"><text:soft-page-break/>Mark 1: 45</text:p>
      <text:p text:style-name="P36">Mark 2: 80</text:p>
      <text:p text:style-name="P36">Mark 3: 80</text:p>
      <text:p text:style-name="P36">Mark 4: 95</text:p>
      <text:p text:style-name="P36">Mark 5: 55</text:p>
      <text:p text:style-name="P36">Mark 6: 75</text:p>
      <text:p text:style-name="P36"/>
      <text:p text:style-name="P36">Student 2:</text:p>
      <text:p text:style-name="P36"/>
      <text:p text:style-name="P36">NAME: Brown</text:p>
      <text:p text:style-name="P36">Mark 1: 60</text:p>
      <text:p text:style-name="P36">Mark 2: 50</text:p>
      <text:p text:style-name="P36">Mark 3: 70</text:p>
      <text:p text:style-name="P36">Mark 4: 75</text:p>
      <text:p text:style-name="P36">Mark 5: 55</text:p>
      <text:p text:style-name="P36">Mark 6: 80</text:p>
      <text:p text:style-name="P36"/>
      <text:p text:style-name="P36">Student 3:</text:p>
      <text:p text:style-name="P36"/>
      <text:p text:style-name="P36">NAME: Davis</text:p>
      <text:p text:style-name="P36">Mark 1: 40</text:p>
      <text:p text:style-name="P36">Mark 2: 30</text:p>
      <text:p text:style-name="P36">Mark 3: 10</text:p>
      <text:p text:style-name="P36">Mark 4: 45</text:p>
      <text:p text:style-name="P36">Mark 5: 60</text:p>
      <text:p text:style-name="P36">Mark 6: 55</text:p>
      <text:p text:style-name="P36"/>
      <text:p text:style-name="P36">Student 4:</text:p>
      <text:p text:style-name="P30"/>
      <text:p text:style-name="P30">NAME: Fisher</text:p>
      <text:p text:style-name="P30">Mark 1: 0</text:p>
      <text:p text:style-name="P30">Mark 2: 5</text:p>
      <text:p text:style-name="P30">Mark 3: 5</text:p>
      <text:p text:style-name="P30">Mark 4: 0</text:p>
      <text:p text:style-name="P30">Mark 5: 10</text:p>
      <text:p text:style-name="P30">Mark 6: 5</text:p>
      <text:p text:style-name="P30"/>
      <text:p text:style-name="P30">Student 5:</text:p>
      <text:p text:style-name="P30"/>
      <text:p text:style-name="P30">NAME: Hamilton</text:p>
      <text:p text:style-name="P30">Mark 1: 90</text:p>
      <text:p text:style-name="P30">Mark 2: 85</text:p>
      <text:p text:style-name="P30">Mark 3: 100</text:p>
      <text:p text:style-name="P30">Mark 4: 95</text:p>
      <text:p text:style-name="P30">Mark 5: 90</text:p>
      <text:p text:style-name="P30">Mark 6: 90</text:p>
      <text:p text:style-name="P30"/>
      <text:p text:style-name="P30">Overall CLASS AVERAGE TOTAL: 54.80</text:p>
      <text:p text:style-name="P30"/>
      <text:p text:style-name="P30"><text:soft-page-break/>NAME <text:s text:c="7"/>TOTAL <text:s text:c="5"/>MARKS OBTAINED IN SUBJECTS</text:p>
      <text:p text:style-name="P30"/>
      <text:p text:style-name="P30">Adams <text:s text:c="6"/>71.00 <text:s text:c="6"/>45.00 <text:s text:c="5"/>80.00 <text:s text:c="5"/>80.00 <text:s text:c="5"/>95.00 <text:s text:c="5"/>55.00 <text:s text:c="5"/>75.00 <text:s text:c="5"/></text:p>
      <text:p text:style-name="P30">Brown <text:s text:c="7"/>65.25 <text:s text:c="6"/>60.00 <text:s text:c="5"/>50.00 <text:s text:c="5"/>70.00 <text:s text:c="5"/>75.00 <text:s text:c="5"/>55.00 <text:s text:c="5"/>80.00 <text:s text:c="5"/></text:p>
      <text:p text:style-name="P30">Davis <text:s text:c="9"/>41.75 <text:s text:c="6"/>40.00 <text:s text:c="5"/>30.00 <text:s text:c="5"/>10.00 <text:s text:c="5"/>45.00 <text:s text:c="5"/>60.00 <text:s text:c="5"/>55.00 <text:s text:c="5"/></text:p>
      <text:p text:style-name="P30">Fisher <text:s text:c="8"/>4.50 <text:s text:c="8"/>0.00 <text:s text:c="7"/>5.00 <text:s text:c="8"/>5.00 <text:s text:c="8"/>0.00 <text:s text:c="6"/>10.00 <text:s text:c="5"/>5.00 <text:s text:c="6"/></text:p>
      <text:p text:style-name="P30">Hamilton <text:s text:c="2"/>91.50 <text:s text:c="6"/>90.00 <text:s text:c="5"/>85.00 <text:s text:c="5"/>100.00 <text:s text:c="4"/>95.00 <text:s text:c="4"/>90.00 <text:s text:c="5"/>90.00 <text:s text:c="5"/></text:p>
      <text:p text:style-name="P30"/>
      <text:p text:style-name="P30">b) Extend the program so that the deviation of each student's average from the overall class average can be determined. Display the class average, followed by each student's name, individual exam scores, final score, and the deviation from the class average. Be sure that the output is logically organized and clearly labeled. </text:p>
      <text:p text:style-name="P30"/>
      <text:p text:style-name="P28">PROGRAM NAME: <text:s/>Class_Marks3</text:p>
      <text:p text:style-name="P29"/>
      <text:p text:style-name="P29">PROGRAM:</text:p>
      <text:p text:style-name="P29"/>
      <text:p text:style-name="P29">#include&lt;stdio.h&gt;</text:p>
      <text:p text:style-name="P29">#include&lt;string.h&gt;</text:p>
      <text:p text:style-name="P29"/>
      <text:p text:style-name="P29">float stu_avg(float scores[], int ws)</text:p>
      <text:p text:style-name="P29">{</text:p>
      <text:p text:style-name="P29"><text:tab/>float sum=0;</text:p>
      <text:p text:style-name="P29"><text:tab/></text:p>
      <text:p text:style-name="P29"><text:tab/>for(int i=0; i&lt;ws; i++)</text:p>
      <text:p text:style-name="P29"><text:tab/><text:tab/>sum+=scores[i];</text:p>
      <text:p text:style-name="P29"/>
      <text:p text:style-name="P29"><text:tab/>return (sum/ws);</text:p>
      <text:p text:style-name="P29">}</text:p>
      <text:p text:style-name="P29"/>
      <text:p text:style-name="P29">float class_avg(float scores[][10], int wc, int wr)</text:p>
      <text:p text:style-name="P29">{</text:p>
      <text:p text:style-name="P29"><text:tab/>float sum=0, avg=0;</text:p>
      <text:p text:style-name="P29"><text:tab/></text:p>
      <text:p text:style-name="P29"><text:tab/>for(int i=0; i&lt;wr; i++)</text:p>
      <text:p text:style-name="P29"><text:tab/><text:tab/>{<text:tab/></text:p>
      <text:p text:style-name="P29"><text:tab/><text:tab/><text:tab/>avg=stu_avg(scores[i], wc);</text:p>
      <text:p text:style-name="P29"><text:tab/><text:tab/><text:tab/>sum+=avg;</text:p>
      <text:p text:style-name="P29"><text:tab/><text:tab/>}</text:p>
      <text:p text:style-name="P29"/>
      <text:p text:style-name="P29"><text:tab/>return (sum/wr);</text:p>
      <text:p text:style-name="P29">}</text:p>
      <text:p text:style-name="P29"/>
      <text:p text:style-name="P29">float stu_deviate(float scores[][10], int wc, int wr, int i)</text:p>
      <text:p text:style-name="P29">{</text:p>
      <text:p text:style-name="P29"><text:tab/>float result;</text:p>
      <text:p text:style-name="P29"/>
      <text:p text:style-name="P29"><text:tab/>result=stu_avg(scores[i], wc)-class_avg(scores, wc, wr);</text:p>
      <text:p text:style-name="P29"/>
      <text:p text:style-name="P29"><text:soft-page-break/><text:tab/>if(result&gt;0)</text:p>
      <text:p text:style-name="P29"><text:tab/><text:tab/>return result;</text:p>
      <text:p text:style-name="P29"/>
      <text:p text:style-name="P29"><text:tab/>else</text:p>
      <text:p text:style-name="P29"><text:tab/><text:tab/>return -(result);</text:p>
      <text:p text:style-name="P29">}</text:p>
      <text:p text:style-name="P29"/>
      <text:p text:style-name="P29">int main()</text:p>
      <text:p text:style-name="P29">{<text:tab/></text:p>
      <text:p text:style-name="P29"><text:tab/>int N, n;</text:p>
      <text:p text:style-name="P29"><text:tab/>char name[15][25];</text:p>
      <text:p text:style-name="P29"><text:tab/>float marks[15][10];</text:p>
      <text:p text:style-name="P29"/>
      <text:p text:style-name="P29"><text:tab/>printf("Enter the number of exam scores per student: ");</text:p>
      <text:p text:style-name="P29"><text:tab/>scanf("%d", &amp;n);</text:p>
      <text:p text:style-name="P29"/>
      <text:p text:style-name="P29"><text:tab/>printf("Enter the total number of students: ");</text:p>
      <text:p text:style-name="P29"><text:tab/>scanf("%d", &amp;N);</text:p>
      <text:p text:style-name="P29"/>
      <text:p text:style-name="P29"><text:tab/>for(int i=0; i&lt;N; i++)</text:p>
      <text:p text:style-name="P29"><text:tab/>{</text:p>
      <text:p text:style-name="P29"><text:tab/><text:tab/>printf("\nStudent %d:\n\n", i+1);</text:p>
      <text:p text:style-name="P29"><text:tab/><text:tab/>printf("NAME: ");</text:p>
      <text:p text:style-name="P29"><text:tab/><text:tab/>scanf("%s", name[i]);</text:p>
      <text:p text:style-name="P29"><text:tab/><text:tab/></text:p>
      <text:p text:style-name="P29"><text:tab/><text:tab/>for(int j=0; j&lt;n; j++)</text:p>
      <text:p text:style-name="P29"><text:tab/><text:tab/>{<text:tab/>printf("Mark %d: ", j+1);</text:p>
      <text:p text:style-name="P29"><text:tab/><text:tab/><text:tab/>scanf("%f", &amp;marks[i][j]);</text:p>
      <text:p text:style-name="P29"><text:tab/><text:tab/>}</text:p>
      <text:p text:style-name="P29"><text:tab/>}</text:p>
      <text:p text:style-name="P29"/>
      <text:p text:style-name="P29"><text:tab/>int width= strlen(name[0]);</text:p>
      <text:p text:style-name="P29"><text:tab/>for(int i=1; i&lt;N; i++)</text:p>
      <text:p text:style-name="P29"><text:tab/><text:tab/>if(strlen(name[i])&gt;width)</text:p>
      <text:p text:style-name="P29"><text:tab/><text:tab/><text:tab/>width=strlen(name[i]);</text:p>
      <text:p text:style-name="P29"><text:tab/><text:tab/></text:p>
      <text:p text:style-name="P29"><text:tab/>float class_mean=class_avg(marks, n, N);</text:p>
      <text:p text:style-name="P29"><text:tab/>printf("\nOverall CLASS AVERAGE: %.2f\n", class_mean);</text:p>
      <text:p text:style-name="P29"/>
      <text:p text:style-name="P29"><text:tab/>char nm[]="NAME", av[]="AVERAGE", dev[]="DEVIATION", ma[]="MARKS OBTAINED IN SUBJECTS";</text:p>
      <text:p text:style-name="P29"><text:tab/>printf("\n%-*s%-11s%-13s%-18s\n\n", width+4, nm, av, dev, ma);</text:p>
      <text:p text:style-name="P29"/>
      <text:p text:style-name="P29"><text:tab/></text:p>
      <text:p text:style-name="P29"><text:tab/>for(int i=0; i&lt;N; i++)</text:p>
      <text:p text:style-name="P29"><text:tab/>{</text:p>
      <text:p text:style-name="P29"><text:tab/><text:tab/>printf("%-*s%-11.2f%-13.2f", width+4, name[i], stu_avg(marks[i], n), stu_deviate(marks, n, N, i));</text:p>
      <text:p text:style-name="P29"><text:tab/><text:tab/></text:p>
      <text:p text:style-name="P29"><text:soft-page-break/><text:tab/><text:tab/>for(int j=0; j&lt;n; j++)</text:p>
      <text:p text:style-name="P29"><text:tab/><text:tab/><text:tab/>printf("%-11.2f", marks[i][j]);</text:p>
      <text:p text:style-name="P29"/>
      <text:p text:style-name="P29"><text:tab/><text:tab/>printf("\n");</text:p>
      <text:p text:style-name="P29"><text:tab/><text:tab/><text:tab/></text:p>
      <text:p text:style-name="P29"><text:tab/><text:tab/><text:tab/>// printf("\nAverage: %.2f\n\n", stu_avg(marks[i], n));</text:p>
      <text:p text:style-name="P29"/>
      <text:p text:style-name="P29"><text:tab/>}</text:p>
      <text:p text:style-name="P29"><text:tab/></text:p>
      <text:p text:style-name="P29"><text:tab/>return 0; <text:s/></text:p>
      <text:p text:style-name="P29">}</text:p>
      <text:p text:style-name="P11"/>
      <text:p text:style-name="P44">OUTPUT:</text:p>
      <text:p text:style-name="P44"/>
      <text:p text:style-name="P30">Enter the number of exam scores per student: 6</text:p>
      <text:p text:style-name="P30">Enter the total number of students: 5</text:p>
      <text:p text:style-name="P30"/>
      <text:p text:style-name="P30">Student 1:</text:p>
      <text:p text:style-name="P30"/>
      <text:p text:style-name="P30">NAME: Adams</text:p>
      <text:p text:style-name="P30">Mark 1: 45</text:p>
      <text:p text:style-name="P30">Mark 2: 80</text:p>
      <text:p text:style-name="P30">Mark 3: 80</text:p>
      <text:p text:style-name="P30">Mark 4: 95</text:p>
      <text:p text:style-name="P30">Mark 5: 55</text:p>
      <text:p text:style-name="P30">Mark 6: 75</text:p>
      <text:p text:style-name="P30"/>
      <text:p text:style-name="P30">Student 2:</text:p>
      <text:p text:style-name="P30"/>
      <text:p text:style-name="P30">NAME: Brown</text:p>
      <text:p text:style-name="P30">Mark 1: 60</text:p>
      <text:p text:style-name="P30">Mark 2: 50</text:p>
      <text:p text:style-name="P30">Mark 3: 70</text:p>
      <text:p text:style-name="P30">Mark 4: 75</text:p>
      <text:p text:style-name="P30">Mark 5: 55</text:p>
      <text:p text:style-name="P30">Mark 6: 85</text:p>
      <text:p text:style-name="P30"/>
      <text:p text:style-name="P30">Student 3:</text:p>
      <text:p text:style-name="P30"/>
      <text:p text:style-name="P30">NAME: Davis</text:p>
      <text:p text:style-name="P30">Mark 1: 40</text:p>
      <text:p text:style-name="P30">Mark 2: 30</text:p>
      <text:p text:style-name="P30">Mark 3: 10</text:p>
      <text:p text:style-name="P30">Mark 4: 45</text:p>
      <text:p text:style-name="P30">Mark 5: 60</text:p>
      <text:p text:style-name="P30">Mark 6: 55</text:p>
      <text:p text:style-name="P30"/>
      <text:p text:style-name="P30">Student 4:</text:p>
      <text:p text:style-name="P30"/>
      <text:p text:style-name="P30"><text:soft-page-break/>NAME: Fisher</text:p>
      <text:p text:style-name="P30">Mark 1: 0</text:p>
      <text:p text:style-name="P30">Mark 2: 55</text:p>
      <text:p text:style-name="P30">Mark 3: 5</text:p>
      <text:p text:style-name="P30">Mark 4: 0</text:p>
      <text:p text:style-name="P30">Mark 5: 10</text:p>
      <text:p text:style-name="P30">Mark 6: 5</text:p>
      <text:p text:style-name="P30"/>
      <text:p text:style-name="P30">Student 5:</text:p>
      <text:p text:style-name="P30"/>
      <text:p text:style-name="P30">NAME: Hamilton</text:p>
      <text:p text:style-name="P30">Mark 1: 90</text:p>
      <text:p text:style-name="P30">Mark 2: 85</text:p>
      <text:p text:style-name="P30">Mark 3: 100</text:p>
      <text:p text:style-name="P30">Mark 4: 95</text:p>
      <text:p text:style-name="P30">Mark 5: 90</text:p>
      <text:p text:style-name="P30">Mark 6: 90</text:p>
      <text:p text:style-name="P30"/>
      <text:p text:style-name="P30">Overall CLASS AVERAGE: 54.67</text:p>
      <text:p text:style-name="P30"/>
      <text:p text:style-name="P30">NAME <text:s text:c="7"/>AVERAGE <text:s text:c="3"/>DEVIATION <text:s text:c="3"/>MARKS OBTAINED IN SUBJECTS</text:p>
      <text:p text:style-name="P30"/>
      <text:p text:style-name="P30">Adams <text:s text:c="7"/>71.67 <text:s text:c="10"/>17.00 <text:s text:c="7"/>45.00 <text:s text:c="5"/>80.00 <text:s text:c="5"/>80.00 <text:s text:c="7"/>95.00 <text:s text:c="5"/>55.00 <text:s text:c="5"/>75.00 <text:s text:c="5"/></text:p>
      <text:p text:style-name="P30">Brown <text:s text:c="8"/>65.83 <text:s text:c="9"/>11.17 <text:s text:c="7"/>60.00 <text:s text:c="5"/>50.00 <text:s text:c="5"/>70.00 <text:s text:c="7"/>75.00 <text:s text:c="5"/>55.00 <text:s text:c="5"/>85.00 <text:s text:c="5"/></text:p>
      <text:p text:style-name="P30">Davis <text:s text:c="10"/>40.00 <text:s text:c="9"/>14.67 <text:s text:c="7"/>40.00 <text:s text:c="5"/>30.00 <text:s text:c="5"/>10.00 <text:s text:c="7"/>45.00 <text:s text:c="5"/>60.00 <text:s text:c="5"/>55.00 <text:s text:c="5"/></text:p>
      <text:p text:style-name="P30">Fisher <text:s text:c="9"/>4.17 <text:s text:c="11"/>50.50 <text:s text:c="7"/>0.00 <text:s text:c="8"/>5.00 <text:s text:c="7"/>5.00 <text:s text:c="9"/>0.00 <text:s text:c="7"/>10.00 <text:s text:c="5"/>5.00 <text:s text:c="6"/></text:p>
      <text:p text:style-name="P30">Hamilton <text:s text:c="3"/>91.67 <text:s text:c="9"/>37.00 <text:s text:c="7"/>90.00 <text:s text:c="5"/>85.00 <text:s text:c="5"/>100.00 <text:s text:c="5"/>95.00 <text:s text:c="5"/>90.00 <text:s text:c="5"/>90.00 <text:s text:c="5"/></text:p>
      <text:p text:style-name="P44"/>
      <text:p text:style-name="P30"><text:s/>5. Implement the Example 9.14 program for piglatin generator given in the Text book (Byron Gottfried) . Modify it so that it can accommodate punctuation marks, uppercase letters and double-letter sounds. </text:p>
      <text:p text:style-name="P44"/>
      <text:p text:style-name="P6"><text:span text:style-name="T2">PROGRAM NAME</text:span><text:span text:style-name="T4">:</text:span><text:span text:style-name="T5"> <text:s/>piglatin</text:span></text:p>
      <text:p text:style-name="P6"/>
      <text:p text:style-name="P18"><text:span text:style-name="T3">PROGRAM</text:span><text:span text:style-name="T6">:</text:span></text:p>
      <text:p text:style-name="P6"/>
      <text:p text:style-name="P12">#include &lt;stdio.h&gt;</text:p>
      <text:p text:style-name="P12">#include &lt;stdlib.h&gt;</text:p>
      <text:p text:style-name="P12">#include &lt;ctype.h&gt;</text:p>
      <text:p text:style-name="P12"/>
      <text:p text:style-name="P12">void initialize(char english[], char piglatin[]);</text:p>
      <text:p text:style-name="P12">void readinput(char english[]);</text:p>
      <text:p text:style-name="P12">int countwords(char english[]);</text:p>
      <text:p text:style-name="P12">void convert(int words, char english[], char piglatin[]);</text:p>
      <text:p text:style-name="P12">void writeoutput(char piglatin[]);</text:p>
      <text:p text:style-name="P12"/>
      <text:p text:style-name="P12">int main( )</text:p>
      <text:p text:style-name="P12">{</text:p>
      <text:p text:style-name="P12"><text:s text:c="4"/>char english[80], piglatin[80];</text:p>
      <text:p text:style-name="P12"><text:soft-page-break/><text:s text:c="4"/>int words;</text:p>
      <text:p text:style-name="P12"><text:s text:c="4"/></text:p>
      <text:p text:style-name="P12"><text:s text:c="4"/>printf( "END: Exit\n\n");</text:p>
      <text:p text:style-name="P12"/>
      <text:p text:style-name="P12"><text:s text:c="4"/>do</text:p>
      <text:p text:style-name="P12"><text:s text:c="4"/>{</text:p>
      <text:p text:style-name="P12"><text:s text:c="8"/>initialize(english, piglatin);</text:p>
      <text:p text:style-name="P12"><text:s text:c="8"/>readinput(english);</text:p>
      <text:p text:style-name="P12"/>
      <text:p text:style-name="P12"><text:s text:c="8"/>if (toupper(english[0]) == 'E' &amp;&amp; toupper(english[1]) == 'N' &amp;&amp; toupper(english[2]) == 'D')</text:p>
      <text:p text:style-name="P12"><text:s text:c="12"/>break;</text:p>
      <text:p text:style-name="P12"/>
      <text:p text:style-name="P12"><text:s text:c="8"/>words = countwords(english);</text:p>
      <text:p text:style-name="P12"/>
      <text:p text:style-name="P12"><text:s text:c="8"/>convert(words, english, piglatin);</text:p>
      <text:p text:style-name="P12"><text:s text:c="8"/>writeoutput(piglatin);</text:p>
      <text:p text:style-name="P12"><text:s text:c="4"/>}</text:p>
      <text:p text:style-name="P12"><text:s text:c="4"/>while (words &gt;= 0);</text:p>
      <text:p text:style-name="P12"><text:s text:c="4"/></text:p>
      <text:p text:style-name="P12">}</text:p>
      <text:p text:style-name="P12"/>
      <text:p text:style-name="P12">void initialize(char english[], char piglatin[])</text:p>
      <text:p text:style-name="P12">{</text:p>
      <text:p text:style-name="P12"><text:s text:c="4"/>int count;</text:p>
      <text:p text:style-name="P12"><text:s text:c="4"/>for (count = 0; count &lt; 80; ++count)</text:p>
      <text:p text:style-name="P12"><text:s text:c="8"/>english[count] = piglatin[count] = ' ';</text:p>
      <text:p text:style-name="P12"><text:s text:c="4"/>return;</text:p>
      <text:p text:style-name="P12">}</text:p>
      <text:p text:style-name="P12"/>
      <text:p text:style-name="P12">void readinput(char english[])</text:p>
      <text:p text:style-name="P12">{</text:p>
      <text:p text:style-name="P12"><text:s text:c="4"/>int count = 0;</text:p>
      <text:p text:style-name="P12"><text:s text:c="4"/>char c;</text:p>
      <text:p text:style-name="P12"><text:s text:c="4"/>while (( c = getchar()) != '\n')</text:p>
      <text:p text:style-name="P12"><text:s text:c="4"/>{</text:p>
      <text:p text:style-name="P12"><text:s text:c="8"/>english[count] = c;</text:p>
      <text:p text:style-name="P12"><text:s text:c="8"/>++count;</text:p>
      <text:p text:style-name="P12"><text:s text:c="4"/>}</text:p>
      <text:p text:style-name="P12"><text:s text:c="4"/>return;</text:p>
      <text:p text:style-name="P12">}</text:p>
      <text:p text:style-name="P12"/>
      <text:p text:style-name="P12">int countwords(char english[])</text:p>
      <text:p text:style-name="P12">{</text:p>
      <text:p text:style-name="P12"><text:s text:c="4"/>int count, words = 1;</text:p>
      <text:p text:style-name="P12"><text:s text:c="4"/>for (count = 0; count &lt; 79; ++count)</text:p>
      <text:p text:style-name="P12"><text:s text:c="4"/>if (english[count] == ' ' &amp;&amp; english[count + 1] != ' ')</text:p>
      <text:p text:style-name="P12"><text:s text:c="8"/>++words;</text:p>
      <text:p text:style-name="P12"><text:s text:c="4"/>return (words);</text:p>
      <text:p text:style-name="P12">}</text:p>
      <text:p text:style-name="P12"><text:soft-page-break/></text:p>
      <text:p text:style-name="P12">void convert(int words, char english[], char piglatin[])</text:p>
      <text:p text:style-name="P12">{</text:p>
      <text:p text:style-name="P12"><text:s text:c="4"/>int n, count;</text:p>
      <text:p text:style-name="P12"><text:s text:c="4"/>int m1 = 0;</text:p>
      <text:p text:style-name="P12"/>
      <text:p text:style-name="P12"><text:s text:c="4"/>int m2; </text:p>
      <text:p text:style-name="P12"/>
      <text:p text:style-name="P12"><text:s text:c="4"/>for (n = 1; n &lt;= words; ++n)</text:p>
      <text:p text:style-name="P12"><text:s text:c="4"/>{</text:p>
      <text:p text:style-name="P12"><text:s text:c="8"/>count = m1 ;</text:p>
      <text:p text:style-name="P12"><text:s text:c="8"/>while (english[count] != ' ')</text:p>
      <text:p text:style-name="P12"><text:s text:c="12"/>m2 = count++;</text:p>
      <text:p text:style-name="P12"/>
      <text:p text:style-name="P12"><text:s text:c="8"/>for (count = m1 ; count &lt; m2; ++count)</text:p>
      <text:p text:style-name="P12"><text:s text:c="12"/>piglatin[count + (n - 1)] = english[count + 1];</text:p>
      <text:p text:style-name="P12"><text:s text:c="8"/>piglatin[m2 + (n - 1)] = english[m1];</text:p>
      <text:p text:style-name="P12"><text:s text:c="8"/>piglatin[m2 + n] = 'a'; /* adding 'a' at the end */</text:p>
      <text:p text:style-name="P12"/>
      <text:p text:style-name="P12"><text:s text:c="8"/></text:p>
      <text:p text:style-name="P12"><text:s text:c="8"/>m1 = m2 + 2;</text:p>
      <text:p text:style-name="P12"><text:s text:c="4"/>}</text:p>
      <text:p text:style-name="P12"><text:s text:c="4"/></text:p>
      <text:p text:style-name="P12">}</text:p>
      <text:p text:style-name="P12"/>
      <text:p text:style-name="P12">void writeoutput(char piglatin[])</text:p>
      <text:p text:style-name="P12">{</text:p>
      <text:p text:style-name="P12"><text:s text:c="4"/>int count = 0;</text:p>
      <text:p text:style-name="P12"><text:s text:c="4"/>for (count = 0; count &lt; 80; ++count)</text:p>
      <text:p text:style-name="P12"><text:s text:c="8"/>putchar(piglatin[count]);</text:p>
      <text:p text:style-name="P12"><text:s text:c="4"/>printf("\n");</text:p>
      <text:p text:style-name="P12"><text:s text:c="4"/>return;</text:p>
      <text:p text:style-name="P12">}</text:p>
      <text:p text:style-name="P12"/>
      <text:p text:style-name="P45">OUTPUT:</text:p>
      <text:p text:style-name="P36"/>
      <text:p text:style-name="P36">END: Exit</text:p>
      <text:p text:style-name="P36"/>
      <text:p text:style-name="P36">C programming is fun</text:p>
      <text:p text:style-name="P36">Ca rogrammingpa sia unfa <text:s text:c="55"/></text:p>
      <text:p text:style-name="P36">END</text:p>
      <text:p text:style-name="P36"/>
      <text:p text:style-name="P36"/>
      <text:p text:style-name="P36"/>
      <text:p text:style-name="P36"/>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5T20:28:31.634000000</dc:date>
    <meta:editing-duration>PT1H9M26S</meta:editing-duration>
    <meta:editing-cycles>45</meta:editing-cycles>
    <meta:generator>LibreOffice/6.1.3.2$Windows_X86_64 LibreOffice_project/86daf60bf00efa86ad547e59e09d6bb77c699acb</meta:generator>
    <meta:document-statistic meta:table-count="0" meta:image-count="0" meta:object-count="0" meta:page-count="21" meta:paragraph-count="799" meta:word-count="2502" meta:character-count="16445" meta:non-whitespace-character-count="12585"/>
  </office:meta>
</office:document-meta>
</file>